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font-size="10pt" officeooo:paragraph-rsid="0005b896" style:font-size-asian="10pt" style:font-size-complex="10pt"/>
    </style:style>
    <style:style style:name="P2" style:family="paragraph" style:parent-style-name="Preformatted_20_Text">
      <style:paragraph-properties fo:text-align="justify" style:justify-single-word="false"/>
      <style:text-properties fo:font-size="10pt" officeooo:paragraph-rsid="004439eb" style:font-size-asian="10pt" style:font-size-complex="10pt"/>
    </style:style>
    <style:style style:name="P3" style:family="paragraph" style:parent-style-name="Preformatted_20_Text">
      <style:paragraph-properties fo:text-align="justify" style:justify-single-word="false"/>
      <style:text-properties fo:font-size="10pt" officeooo:rsid="001e4220" officeooo:paragraph-rsid="001d91d8" style:font-size-asian="10pt" style:font-size-complex="10pt"/>
    </style:style>
    <style:style style:name="P4" style:family="paragraph" style:parent-style-name="Preformatted_20_Text">
      <style:paragraph-properties fo:text-align="justify" style:justify-single-word="false"/>
      <style:text-properties fo:font-size="10pt" fo:font-style="normal" fo:font-weight="normal" officeooo:rsid="001e4220" officeooo:paragraph-rsid="001e11ab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Preformatted_20_Text">
      <style:paragraph-properties fo:text-align="justify" style:justify-single-word="false"/>
      <style:text-properties fo:font-size="10pt" fo:font-style="normal" fo:font-weight="normal" officeooo:rsid="001e4220" officeooo:paragraph-rsid="002fed40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Preformatted_20_Text">
      <style:paragraph-properties fo:text-align="justify" style:justify-single-word="false"/>
      <style:text-properties fo:font-size="10pt" fo:font-style="normal" fo:font-weight="normal" officeooo:rsid="001e4220" officeooo:paragraph-rsid="000b4a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Preformatted_20_Text">
      <style:paragraph-properties fo:text-align="justify" style:justify-single-word="false"/>
      <style:text-properties fo:font-size="10pt" fo:font-style="italic" fo:font-weight="bold" officeooo:rsid="001ce812" officeooo:paragraph-rsid="002e5655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Preformatted_20_Text">
      <style:paragraph-properties fo:text-align="justify" style:justify-single-word="false"/>
      <style:text-properties fo:font-size="10pt" fo:font-style="italic" fo:font-weight="bold" officeooo:rsid="001e4220" officeooo:paragraph-rsid="002fed40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Preformatted_20_Text">
      <style:paragraph-properties fo:text-align="justify" style:justify-single-word="false"/>
      <style:text-properties fo:font-size="10pt" fo:font-style="italic" fo:font-weight="normal" officeooo:paragraph-rsid="0005b896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Preformatted_20_Text">
      <style:paragraph-properties fo:text-align="center" style:justify-single-word="false"/>
      <style:text-properties fo:font-size="15pt" fo:font-style="italic" fo:font-weight="bold" officeooo:rsid="001c626a" officeooo:paragraph-rsid="0005b896" style:font-size-asian="15pt" style:font-style-asian="italic" style:font-weight-asian="bold" style:font-size-complex="15pt" style:font-style-complex="italic" style:font-weight-complex="bold"/>
    </style:style>
    <style:style style:name="P11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ce812" officeooo:paragraph-rsid="000b4a1c" style:font-size-asian="13pt" style:font-style-asian="italic" style:font-weight-asian="bold" style:font-size-complex="13pt" style:font-style-complex="italic" style:font-weight-complex="bold"/>
    </style:style>
    <style:style style:name="P12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ce812" officeooo:paragraph-rsid="001d91d8" style:font-size-asian="13pt" style:font-style-asian="italic" style:font-weight-asian="bold" style:font-size-complex="13pt" style:font-style-complex="italic" style:font-weight-complex="bold"/>
    </style:style>
    <style:style style:name="P13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ce812" officeooo:paragraph-rsid="0052e2a4" style:font-size-asian="13pt" style:font-style-asian="italic" style:font-weight-asian="bold" style:font-size-complex="13pt" style:font-style-complex="italic" style:font-weight-complex="bold"/>
    </style:style>
    <style:style style:name="P14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e4220" officeooo:paragraph-rsid="001d91d8" style:font-size-asian="13pt" style:font-style-asian="italic" style:font-weight-asian="bold" style:font-size-complex="13pt" style:font-style-complex="italic" style:font-weight-complex="bold"/>
    </style:style>
    <style:style style:name="P15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ce812" officeooo:paragraph-rsid="000b4a1c" fo:background-color="transparent" style:font-size-asian="13pt" style:font-style-asian="italic" style:font-weight-asian="bold" style:font-size-complex="13pt" style:font-style-complex="italic" style:font-weight-complex="bold"/>
    </style:style>
    <style:style style:name="P16" style:family="paragraph" style:parent-style-name="Preformatted_20_Text">
      <style:paragraph-properties fo:text-align="start" style:justify-single-word="false"/>
      <style:text-properties fo:font-size="13pt" fo:font-style="italic" fo:font-weight="bold" officeooo:rsid="001ce812" officeooo:paragraph-rsid="000b4a1c" fo:background-color="transparent" style:font-size-asian="13pt" style:font-style-asian="italic" style:font-weight-asian="bold" style:font-size-complex="13pt" style:font-style-complex="italic" style:font-weight-complex="bold"/>
    </style:style>
    <style:style style:name="P17" style:family="paragraph" style:parent-style-name="Preformatted_20_Text">
      <style:paragraph-properties fo:text-align="start" style:justify-single-word="false"/>
      <style:text-properties fo:font-size="13pt" fo:font-style="italic" fo:font-weight="bold" officeooo:rsid="001ce812" officeooo:paragraph-rsid="004a8c4d" fo:background-color="transparent" style:font-size-asian="13pt" style:font-style-asian="italic" style:font-weight-asian="bold" style:font-size-complex="13pt" style:font-style-complex="italic" style:font-weight-complex="bold"/>
    </style:style>
    <style:style style:name="P18" style:family="paragraph" style:parent-style-name="Preformatted_20_Text">
      <style:paragraph-properties fo:text-align="justify" style:justify-single-word="false"/>
      <style:text-properties style:text-position="0% 100%" fo:font-size="10pt" fo:font-style="italic" fo:font-weight="bold" officeooo:rsid="005cceec" officeooo:paragraph-rsid="0005b896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Preformatted_20_Text">
      <style:paragraph-properties fo:text-align="justify" style:justify-single-word="false"/>
      <style:text-properties style:text-position="0% 100%" fo:font-size="10pt" fo:font-style="italic" fo:font-weight="bold" officeooo:rsid="001e4220" officeooo:paragraph-rsid="0005b896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5d1a04" officeooo:paragraph-rsid="0005b896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0783cd" officeooo:paragraph-rsid="0005b896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0783cd" officeooo:paragraph-rsid="0008b557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1ce812" officeooo:paragraph-rsid="002e5655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6f49fb" officeooo:paragraph-rsid="004439eb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1e4220" officeooo:paragraph-rsid="005038a1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style:text-position="0% 100%" fo:font-size="10pt" fo:font-style="normal" fo:font-weight="normal" officeooo:rsid="007118bd" officeooo:paragraph-rsid="000b4a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7118bd" officeooo:paragraph-rsid="003ccd9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43ce2b" officeooo:paragraph-rsid="000b4a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189909" officeooo:paragraph-rsid="00189909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style:text-position="0% 100%" fo:font-size="10pt" fo:font-style="normal" fo:font-weight="normal" officeooo:rsid="00189909" officeooo:paragraph-rsid="001e403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Preformatted_20_Text">
      <style:paragraph-properties fo:text-align="justify" style:justify-single-word="false"/>
      <style:text-properties style:text-position="0% 100%" fo:font-size="13pt" fo:font-style="normal" fo:font-weight="normal" officeooo:rsid="000783cd" officeooo:paragraph-rsid="000b4a1c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Preformatted_20_Text">
      <style:paragraph-properties fo:text-align="justify" style:justify-single-word="false"/>
      <style:text-properties officeooo:paragraph-rsid="000b4a1c" fo:background-color="transparent"/>
    </style:style>
    <style:style style:name="P33" style:family="paragraph" style:parent-style-name="Preformatted_20_Text">
      <style:paragraph-properties fo:text-align="justify" style:justify-single-word="false"/>
      <style:text-properties officeooo:rsid="006f49fb" officeooo:paragraph-rsid="0048c6ca" fo:background-color="transparent"/>
    </style:style>
    <style:style style:name="P34" style:family="paragraph" style:parent-style-name="Preformatted_20_Text">
      <style:paragraph-properties fo:text-align="justify" style:justify-single-word="false"/>
      <style:text-properties officeooo:paragraph-rsid="001e11ab"/>
    </style:style>
    <style:style style:name="P35" style:family="paragraph" style:parent-style-name="Preformatted_20_Text">
      <style:paragraph-properties fo:text-align="justify" style:justify-single-word="false"/>
      <style:text-properties officeooo:paragraph-rsid="002fed40"/>
    </style:style>
    <style:style style:name="P36" style:family="paragraph" style:parent-style-name="Preformatted_20_Text">
      <style:paragraph-properties fo:text-align="justify" style:justify-single-word="false"/>
      <style:text-properties officeooo:paragraph-rsid="000b4a1c"/>
    </style:style>
    <style:style style:name="P37" style:family="paragraph" style:parent-style-name="Preformatted_20_Text">
      <style:paragraph-properties fo:text-align="justify" style:justify-single-word="false"/>
      <style:text-properties fo:color="#b2b2b2" style:text-position="0% 100%" fo:font-size="10pt" fo:font-style="normal" fo:font-weight="normal" officeooo:rsid="002d4c69" officeooo:paragraph-rsid="0008b557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Preformatted_20_Text">
      <style:paragraph-properties fo:text-align="start" style:justify-single-word="false"/>
      <style:text-properties fo:color="#b2b2b2" fo:font-size="13pt" fo:font-style="italic" fo:font-weight="bold" officeooo:rsid="0029af09" officeooo:paragraph-rsid="001d91d8" style:font-size-asian="13pt" style:font-style-asian="italic" style:font-weight-asian="bold" style:font-size-complex="13pt" style:font-style-complex="italic" style:font-weight-complex="bold"/>
    </style:style>
    <style:style style:name="P39" style:family="paragraph" style:parent-style-name="Preformatted_20_Text">
      <style:paragraph-properties fo:text-align="justify" style:justify-single-word="false"/>
      <style:text-properties fo:font-weight="normal" officeooo:paragraph-rsid="0005b896" style:font-weight-asian="normal" style:font-weight-complex="normal"/>
    </style:style>
    <style:style style:name="P40" style:family="paragraph" style:parent-style-name="Preformatted_20_Text">
      <style:paragraph-properties fo:text-align="justify" style:justify-single-word="false"/>
      <style:text-properties style:use-window-font-color="true" fo:font-size="13pt" fo:font-style="italic" fo:font-weight="bold" officeooo:rsid="006f49fb" officeooo:paragraph-rsid="0040caad" fo:background-color="transparent" style:font-size-asian="13pt" style:font-style-asian="italic" style:font-weight-asian="bold" style:font-size-complex="13pt" style:font-style-complex="italic" style:font-weight-complex="bold"/>
    </style:style>
    <style:style style:name="P41" style:family="paragraph" style:parent-style-name="Preformatted_20_Text">
      <style:paragraph-properties fo:text-align="justify" style:justify-single-word="false"/>
      <style:text-properties style:use-window-font-color="true" style:text-position="0% 100%" fo:font-size="10pt" fo:font-style="normal" fo:font-weight="normal" officeooo:rsid="007118bd" officeooo:paragraph-rsid="00213e5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Preformatted_20_Text">
      <style:paragraph-properties fo:text-align="justify" style:justify-single-word="false"/>
      <style:text-properties style:use-window-font-color="true" style:text-position="0% 100%" fo:font-size="10pt" fo:font-style="normal" fo:font-weight="normal" officeooo:rsid="003ccd98" officeooo:paragraph-rsid="003ccd9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Preformatted_20_Text">
      <style:paragraph-properties fo:text-align="start" style:justify-single-word="false"/>
      <style:text-properties style:use-window-font-color="true" style:text-position="0% 100%" fo:font-size="10pt" fo:font-style="normal" fo:font-weight="normal" officeooo:rsid="0025655d" officeooo:paragraph-rsid="001d91d8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Preformatted_20_Text">
      <style:paragraph-properties fo:text-align="justify" style:justify-single-word="false"/>
      <style:text-properties style:use-window-font-color="true" style:text-position="0% 100%" fo:font-size="10pt" fo:font-style="normal" fo:font-weight="normal" officeooo:rsid="0025655d" officeooo:paragraph-rsid="001d91d8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Preformatted_20_Text">
      <style:paragraph-properties fo:text-align="justify" style:justify-single-word="false"/>
      <style:text-properties style:use-window-font-color="true" style:text-position="0% 100%" fo:font-size="13pt" fo:font-style="italic" fo:font-weight="bold" officeooo:rsid="006f49fb" officeooo:paragraph-rsid="003ccd98" fo:background-color="transparent" style:font-size-asian="13pt" style:font-style-asian="italic" style:font-weight-asian="bold" style:font-size-complex="13pt" style:font-style-complex="italic" style:font-weight-complex="bold"/>
    </style:style>
    <style:style style:name="P46" style:family="paragraph" style:parent-style-name="Preformatted_20_Text">
      <style:paragraph-properties fo:text-align="justify" style:justify-single-word="false"/>
      <style:text-properties style:use-window-font-color="true" style:text-position="0% 100%" fo:font-size="13pt" fo:font-style="italic" fo:font-weight="bold" officeooo:rsid="006f49fb" officeooo:paragraph-rsid="0046bb1c" fo:background-color="transparent" style:font-size-asian="13pt" style:font-style-asian="italic" style:font-weight-asian="bold" style:font-size-complex="13pt" style:font-style-complex="italic" style:font-weight-complex="bold"/>
    </style:style>
    <style:style style:name="P47" style:family="paragraph" style:parent-style-name="Preformatted_20_Text">
      <style:paragraph-properties fo:text-align="start" style:justify-single-word="false"/>
      <style:text-properties style:use-window-font-color="true" fo:font-size="10pt" officeooo:rsid="001e4220" officeooo:paragraph-rsid="001d91d8" style:font-size-asian="10pt" style:font-size-complex="10pt"/>
    </style:style>
    <style:style style:name="P48" style:family="paragraph" style:parent-style-name="Preformatted_20_Text">
      <style:paragraph-properties fo:text-align="justify" style:justify-single-word="false"/>
      <style:text-properties style:use-window-font-color="true" fo:font-size="10pt" officeooo:rsid="001e4220" officeooo:paragraph-rsid="001d91d8" style:font-size-asian="10pt" style:font-size-complex="10pt"/>
    </style:style>
    <style:style style:name="P49" style:family="paragraph" style:parent-style-name="Preformatted_20_Text">
      <style:paragraph-properties fo:text-align="start" style:justify-single-word="false"/>
      <style:text-properties style:use-window-font-color="true" fo:font-size="10pt" style:text-underline-style="none" officeooo:rsid="001e4220" officeooo:paragraph-rsid="005469e8" style:font-size-asian="10pt" style:font-size-complex="10pt"/>
    </style:style>
    <style:style style:name="P50" style:family="paragraph" style:parent-style-name="Preformatted_20_Text">
      <style:paragraph-properties fo:text-align="start" style:justify-single-word="false"/>
      <style:text-properties style:use-window-font-color="true" officeooo:paragraph-rsid="005038a1"/>
    </style:style>
    <style:style style:name="P51" style:family="paragraph" style:parent-style-name="Preformatted_20_Text" style:list-style-name="L1">
      <style:paragraph-properties fo:text-align="justify" style:justify-single-word="false"/>
      <style:text-properties fo:font-size="13pt" fo:font-style="italic" fo:font-weight="bold" officeooo:rsid="001ce812" officeooo:paragraph-rsid="0005b896" style:font-size-asian="13pt" style:font-style-asian="italic" style:font-weight-asian="bold" style:font-size-complex="13pt" style:font-style-complex="italic" style:font-weight-complex="bold"/>
    </style:style>
    <style:style style:name="P52" style:family="paragraph" style:parent-style-name="Preformatted_20_Text" style:list-style-name="L2">
      <style:paragraph-properties fo:text-align="justify" style:justify-single-word="false"/>
      <style:text-properties fo:font-size="13pt" fo:font-style="italic" fo:font-weight="bold" officeooo:rsid="001e4220" officeooo:paragraph-rsid="001d91d8" style:font-size-asian="13pt" style:font-style-asian="italic" style:font-weight-asian="bold" style:font-size-complex="13pt" style:font-style-complex="italic" style:font-weight-complex="bold"/>
    </style:style>
    <style:style style:name="P53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1e4220" officeooo:paragraph-rsid="001d91d8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Preformatted_20_Text">
      <style:paragraph-properties fo:text-align="justify" style:justify-single-word="false"/>
      <style:text-properties style:use-window-font-color="true" style:text-position="0% 100%" fo:font-size="10pt" fo:font-style="italic" style:text-underline-style="none" fo:font-weight="bold" officeooo:rsid="001e4220" officeooo:paragraph-rsid="001d91d8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position="sub 58%" fo:font-style="normal" fo:font-weight="normal" officeooo:rsid="00846eb6" style:font-style-asian="normal" style:font-weight-asian="normal" style:font-style-complex="normal" style:font-weight-complex="normal"/>
    </style:style>
    <style:style style:name="T4" style:family="text">
      <style:text-properties style:text-position="sub 58%" fo:font-style="normal" fo:font-weight="normal" officeooo:rsid="00207b72" style:font-style-asian="normal" style:font-weight-asian="normal" style:font-style-complex="normal" style:font-weight-complex="normal"/>
    </style:style>
    <style:style style:name="T5" style:family="text">
      <style:text-properties style:text-position="sub 58%" fo:font-style="normal" fo:font-weight="normal" officeooo:rsid="001e4220" style:font-style-asian="normal" style:font-weight-asian="normal" style:font-style-complex="normal" style:font-weight-complex="normal"/>
    </style:style>
    <style:style style:name="T6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text-position="sub 58%" fo:font-style="italic" fo:font-weight="normal" officeooo:rsid="00207b72" style:font-style-asian="italic" style:font-weight-asian="normal" style:font-style-complex="italic" style:font-weight-complex="normal"/>
    </style:style>
    <style:style style:name="T8" style:family="text">
      <style:text-properties style:text-position="sub 58%" fo:font-style="italic" fo:font-weight="normal" officeooo:rsid="005c47e7" style:font-style-asian="italic" style:font-weight-asian="normal" style:font-style-complex="italic" style:font-weight-complex="normal"/>
    </style:style>
    <style:style style:name="T9" style:family="text">
      <style:text-properties style:text-position="sub 58%" fo:font-size="10pt" fo:font-style="italic" officeooo:rsid="001e4220" style:font-size-asian="10pt" style:font-style-asian="italic" style:font-size-complex="10pt" style:font-style-complex="italic"/>
    </style:style>
    <style:style style:name="T10" style:family="text">
      <style:text-properties style:text-position="sub 58%" fo:font-size="10pt" fo:font-style="italic" officeooo:rsid="00846eb6" style:font-size-asian="10pt" style:font-style-asian="italic" style:font-size-complex="10pt" style:font-style-complex="italic"/>
    </style:style>
    <style:style style:name="T11" style:family="text">
      <style:text-properties style:text-position="sub 58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text-position="sub 58%" fo:font-size="10pt" fo:font-style="normal" fo:font-weight="normal" officeooo:rsid="001e4220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text-position="sub 58%" fo:font-size="10pt" fo:font-style="normal" fo:font-weight="normal" officeooo:rsid="00207b72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text-position="sub 58%" fo:font-size="10pt" fo:font-style="normal" fo:font-weight="normal" officeooo:rsid="007f00d6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text-position="sub 58%" fo:font-size="10pt" fo:font-style="normal" fo:font-weight="normal" officeooo:rsid="007118bd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text-position="sub 58%" fo:font-size="10pt" fo:font-style="normal" fo:font-weight="normal" officeooo:rsid="004e7504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text-position="sub 58%" fo:font-size="10pt" fo:font-style="normal" fo:font-weight="normal" officeooo:rsid="004e84b0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text-position="sub 58%" fo:font-size="10pt" fo:font-style="normal" fo:font-weight="normal" officeooo:rsid="008a2dda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style:text-position="sub 58%" fo:font-size="10pt" fo:font-style="normal" fo:font-weight="normal" officeooo:rsid="0072caea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style:text-position="sub 58%" fo:font-size="10pt" fo:font-style="normal" fo:font-weight="normal" officeooo:rsid="00846eb6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text-position="sub 58%" fo:font-size="10pt" fo:font-style="normal" fo:font-weight="normal" officeooo:rsid="008b3d39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text-position="sub 58%" fo:font-size="10pt" fo:font-style="normal" fo:font-weight="normal" officeooo:rsid="006f49fb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style:text-position="sub 58%" fo:font-size="10pt" fo:font-style="normal" fo:font-weight="normal" officeooo:rsid="003f522a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style:text-position="sub 58%" fo:font-size="10pt" fo:font-style="normal" fo:font-weight="normal" officeooo:rsid="004b0d12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text-position="sub 58%" fo:font-size="10pt" fo:font-style="normal" fo:font-weight="normal" officeooo:rsid="001e422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style:text-position="sub 58%" fo:font-size="10pt" fo:font-style="normal" fo:font-weight="normal" officeooo:rsid="0072cae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style:text-position="sub 58%" fo:font-size="10pt" fo:font-style="normal" fo:font-weight="normal" officeooo:rsid="004e7504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style:text-position="sub 58%" fo:font-size="10pt" fo:font-style="normal" fo:font-weight="normal" officeooo:rsid="00846eb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style:text-position="sub 58%" fo:font-size="10pt" fo:font-style="normal" fo:font-weight="normal" officeooo:rsid="004e84b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style:text-position="sub 58%" fo:font-size="10pt" fo:font-style="normal" fo:font-weight="normal" officeooo:rsid="008b3d39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style:text-position="sub 58%" officeooo:rsid="001e4220"/>
    </style:style>
    <style:style style:name="T32" style:family="text">
      <style:text-properties style:text-position="sub 58%" officeooo:rsid="00846eb6"/>
    </style:style>
    <style:style style:name="T33" style:family="text">
      <style:text-properties style:text-position="sub 58%" officeooo:rsid="007f00d6"/>
    </style:style>
    <style:style style:name="T34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style:text-position="0% 100%" fo:font-style="normal" fo:font-weight="normal" officeooo:rsid="001e4220" style:font-style-asian="normal" style:font-weight-asian="normal" style:font-style-complex="normal" style:font-weight-complex="normal"/>
    </style:style>
    <style:style style:name="T36" style:family="text">
      <style:text-properties style:text-position="0% 100%" fo:font-style="normal" fo:font-weight="normal" officeooo:rsid="005d1a04" style:font-style-asian="normal" style:font-weight-asian="normal" style:font-style-complex="normal" style:font-weight-complex="normal"/>
    </style:style>
    <style:style style:name="T37" style:family="text">
      <style:text-properties style:text-position="0% 100%" fo:font-style="normal" fo:font-weight="normal" officeooo:rsid="001ce812" style:font-style-asian="normal" style:font-weight-asian="normal" style:font-style-complex="normal" style:font-weight-complex="normal"/>
    </style:style>
    <style:style style:name="T38" style:family="text">
      <style:text-properties style:text-position="0% 100%" fo:font-style="normal" fo:font-weight="normal" officeooo:rsid="00616a1e" style:font-style-asian="normal" style:font-weight-asian="normal" style:font-style-complex="normal" style:font-weight-complex="normal"/>
    </style:style>
    <style:style style:name="T39" style:family="text">
      <style:text-properties style:text-position="0% 100%" fo:font-style="normal" fo:font-weight="normal" officeooo:rsid="00339cdb" style:font-style-asian="normal" style:font-weight-asian="normal" style:font-style-complex="normal" style:font-weight-complex="normal"/>
    </style:style>
    <style:style style:name="T40" style:family="text">
      <style:text-properties style:text-position="0% 100%" fo:font-style="normal" fo:font-weight="normal" officeooo:rsid="00207b72" style:font-style-asian="normal" style:font-weight-asian="normal" style:font-style-complex="normal" style:font-weight-complex="normal"/>
    </style:style>
    <style:style style:name="T41" style:family="text">
      <style:text-properties style:text-position="0% 100%" fo:font-style="normal" fo:font-weight="normal" officeooo:rsid="00225e93" style:font-style-asian="normal" style:font-weight-asian="normal" style:font-style-complex="normal" style:font-weight-complex="normal"/>
    </style:style>
    <style:style style:name="T42" style:family="text">
      <style:text-properties style:text-position="0% 100%" fo:font-style="normal" fo:font-weight="normal" officeooo:rsid="00242841" style:font-style-asian="normal" style:font-weight-asian="normal" style:font-style-complex="normal" style:font-weight-complex="normal"/>
    </style:style>
    <style:style style:name="T43" style:family="text">
      <style:text-properties style:text-position="0% 100%" fo:font-style="normal" fo:font-weight="normal" officeooo:rsid="0025655d" style:font-style-asian="normal" style:font-weight-asian="normal" style:font-style-complex="normal" style:font-weight-complex="normal"/>
    </style:style>
    <style:style style:name="T44" style:family="text">
      <style:text-properties style:text-position="0% 100%" fo:font-style="normal" fo:font-weight="normal" officeooo:rsid="000a7d16" style:font-style-asian="normal" style:font-weight-asian="normal" style:font-style-complex="normal" style:font-weight-complex="normal"/>
    </style:style>
    <style:style style:name="T45" style:family="text">
      <style:text-properties style:text-position="0% 100%" fo:font-style="normal" fo:font-weight="normal" officeooo:rsid="0015a0ef" style:font-style-asian="normal" style:font-weight-asian="normal" style:font-style-complex="normal" style:font-weight-complex="normal"/>
    </style:style>
    <style:style style:name="T46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style:text-position="0% 100%" fo:font-style="italic" fo:font-weight="normal" officeooo:rsid="00616a1e" style:font-style-asian="italic" style:font-weight-asian="normal" style:font-style-complex="italic" style:font-weight-complex="normal"/>
    </style:style>
    <style:style style:name="T48" style:family="text">
      <style:text-properties style:text-position="0% 100%" fo:font-style="italic" fo:font-weight="normal" officeooo:rsid="005e8507" style:font-style-asian="italic" style:font-weight-asian="normal" style:font-style-complex="italic" style:font-weight-complex="normal"/>
    </style:style>
    <style:style style:name="T49" style:family="text">
      <style:text-properties style:text-position="0% 100%" fo:font-style="italic" fo:font-weight="normal" officeooo:rsid="005469e8" style:font-style-asian="italic" style:font-weight-asian="normal" style:font-style-complex="italic" style:font-weight-complex="normal"/>
    </style:style>
    <style:style style:name="T50" style:family="text">
      <style:text-properties style:text-position="0% 100%" fo:font-size="10pt" fo:font-style="italic" officeooo:rsid="001e4220" style:font-size-asian="10pt" style:font-style-asian="italic" style:font-size-complex="10pt" style:font-style-complex="italic"/>
    </style:style>
    <style:style style:name="T51" style:family="text">
      <style:text-properties style:text-position="0% 100%" fo:font-size="10pt" fo:font-style="italic" officeooo:rsid="00585e5b" style:font-size-asian="10pt" style:font-style-asian="italic" style:font-size-complex="10pt" style:font-style-complex="italic"/>
    </style:style>
    <style:style style:name="T52" style:family="text">
      <style:text-properties style:text-position="0% 100%" fo:font-size="10pt" fo:font-style="italic" officeooo:rsid="0052ff84" style:font-size-asian="10pt" style:font-style-asian="italic" style:font-size-complex="10pt" style:font-style-complex="italic"/>
    </style:style>
    <style:style style:name="T53" style:family="text">
      <style:text-properties style:text-position="0% 100%" fo:font-size="10pt" fo:font-style="italic" officeooo:rsid="000779be" style:font-size-asian="10pt" style:font-style-asian="italic" style:font-size-complex="10pt" style:font-style-complex="italic"/>
    </style:style>
    <style:style style:name="T54" style:family="text">
      <style:text-properties style:text-position="0% 100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style:text-position="0% 100%" fo:font-size="10pt" fo:font-style="normal" fo:font-weight="normal" officeooo:rsid="001e4220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style:text-position="0% 100%" fo:font-size="10pt" fo:font-style="normal" fo:font-weight="normal" officeooo:rsid="00191027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style:text-position="0% 100%" fo:font-size="10pt" fo:font-style="normal" fo:font-weight="normal" officeooo:rsid="0029af09" style:font-size-asian="10pt" style:font-style-asian="normal" style:font-weight-asian="normal" style:font-size-complex="10pt" style:font-style-complex="normal" style:font-weight-complex="normal"/>
    </style:style>
    <style:style style:name="T58" style:family="text">
      <style:text-properties style:text-position="0% 100%" fo:font-size="10pt" fo:font-style="normal" fo:font-weight="normal" officeooo:rsid="002ba9c4" style:font-size-asian="10pt" style:font-style-asian="normal" style:font-weight-asian="normal" style:font-size-complex="10pt" style:font-style-complex="normal" style:font-weight-complex="normal"/>
    </style:style>
    <style:style style:name="T59" style:family="text">
      <style:text-properties style:text-position="0% 100%" fo:font-size="10pt" fo:font-style="normal" fo:font-weight="normal" officeooo:rsid="007118bd" style:font-size-asian="10pt" style:font-style-asian="normal" style:font-weight-asian="normal" style:font-size-complex="10pt" style:font-style-complex="normal" style:font-weight-complex="normal"/>
    </style:style>
    <style:style style:name="T60" style:family="text">
      <style:text-properties style:text-position="0% 100%" fo:font-size="10pt" fo:font-style="normal" fo:font-weight="normal" officeooo:rsid="008783ad" style:font-size-asian="10pt" style:font-style-asian="normal" style:font-weight-asian="normal" style:font-size-complex="10pt" style:font-style-complex="normal" style:font-weight-complex="normal"/>
    </style:style>
    <style:style style:name="T61" style:family="text">
      <style:text-properties style:text-position="0% 100%" fo:font-size="10pt" fo:font-style="normal" fo:font-weight="normal" officeooo:rsid="008a2dda" style:font-size-asian="10pt" style:font-style-asian="normal" style:font-weight-asian="normal" style:font-size-complex="10pt" style:font-style-complex="normal" style:font-weight-complex="normal"/>
    </style:style>
    <style:style style:name="T62" style:family="text">
      <style:text-properties style:text-position="0% 100%" fo:font-size="10pt" fo:font-style="normal" fo:font-weight="normal" officeooo:rsid="004e7504" style:font-size-asian="10pt" style:font-style-asian="normal" style:font-weight-asian="normal" style:font-size-complex="10pt" style:font-style-complex="normal" style:font-weight-complex="normal"/>
    </style:style>
    <style:style style:name="T63" style:family="text">
      <style:text-properties style:text-position="0% 100%" fo:font-size="10pt" fo:font-style="normal" fo:font-weight="normal" officeooo:rsid="004e84b0" style:font-size-asian="10pt" style:font-style-asian="normal" style:font-weight-asian="normal" style:font-size-complex="10pt" style:font-style-complex="normal" style:font-weight-complex="normal"/>
    </style:style>
    <style:style style:name="T64" style:family="text">
      <style:text-properties style:text-position="0% 100%" fo:font-size="10pt" fo:font-style="normal" fo:font-weight="normal" officeooo:rsid="008e2fcb" style:font-size-asian="10pt" style:font-style-asian="normal" style:font-weight-asian="normal" style:font-size-complex="10pt" style:font-style-complex="normal" style:font-weight-complex="normal"/>
    </style:style>
    <style:style style:name="T65" style:family="text">
      <style:text-properties style:text-position="0% 100%" fo:font-size="10pt" fo:font-style="normal" fo:font-weight="normal" officeooo:rsid="0043ce2b" style:font-size-asian="10pt" style:font-style-asian="normal" style:font-weight-asian="normal" style:font-size-complex="10pt" style:font-style-complex="normal" style:font-weight-complex="normal"/>
    </style:style>
    <style:style style:name="T66" style:family="text">
      <style:text-properties style:text-position="0% 100%" fo:font-size="10pt" fo:font-style="normal" fo:font-weight="normal" officeooo:rsid="00445260" style:font-size-asian="10pt" style:font-style-asian="normal" style:font-weight-asian="normal" style:font-size-complex="10pt" style:font-style-complex="normal" style:font-weight-complex="normal"/>
    </style:style>
    <style:style style:name="T67" style:family="text">
      <style:text-properties style:text-position="0% 100%" fo:font-size="10pt" fo:font-style="normal" fo:font-weight="normal" officeooo:rsid="0044f31a" style:font-size-asian="10pt" style:font-style-asian="normal" style:font-weight-asian="normal" style:font-size-complex="10pt" style:font-style-complex="normal" style:font-weight-complex="normal"/>
    </style:style>
    <style:style style:name="T68" style:family="text">
      <style:text-properties style:text-position="0% 100%" fo:font-size="10pt" fo:font-style="normal" fo:font-weight="normal" officeooo:rsid="0046e31a" style:font-size-asian="10pt" style:font-style-asian="normal" style:font-weight-asian="normal" style:font-size-complex="10pt" style:font-style-complex="normal" style:font-weight-complex="normal"/>
    </style:style>
    <style:style style:name="T69" style:family="text">
      <style:text-properties style:text-position="0% 100%" fo:font-size="10pt" fo:font-style="normal" fo:font-weight="normal" officeooo:rsid="007ac1e5" style:font-size-asian="10pt" style:font-style-asian="normal" style:font-weight-asian="normal" style:font-size-complex="10pt" style:font-style-complex="normal" style:font-weight-complex="normal"/>
    </style:style>
    <style:style style:name="T70" style:family="text">
      <style:text-properties style:text-position="0% 100%" fo:font-size="10pt" fo:font-style="normal" fo:font-weight="normal" officeooo:rsid="008b3d39" style:font-size-asian="10pt" style:font-style-asian="normal" style:font-weight-asian="normal" style:font-size-complex="10pt" style:font-style-complex="normal" style:font-weight-complex="normal"/>
    </style:style>
    <style:style style:name="T71" style:family="text">
      <style:text-properties style:text-position="0% 100%" fo:font-size="10pt" fo:font-style="normal" fo:font-weight="normal" officeooo:rsid="00189909" style:font-size-asian="10pt" style:font-style-asian="normal" style:font-weight-asian="normal" style:font-size-complex="10pt" style:font-style-complex="normal" style:font-weight-complex="normal"/>
    </style:style>
    <style:style style:name="T72" style:family="text">
      <style:text-properties style:text-position="0% 100%" fo:font-size="10pt" fo:font-style="normal" fo:font-weight="normal" officeooo:rsid="001e4030" style:font-size-asian="10pt" style:font-style-asian="normal" style:font-weight-asian="normal" style:font-size-complex="10pt" style:font-style-complex="normal" style:font-weight-complex="normal"/>
    </style:style>
    <style:style style:name="T73" style:family="text">
      <style:text-properties style:text-position="0% 100%" fo:font-size="10pt" fo:font-style="normal" fo:font-weight="normal" officeooo:rsid="006f49fb" style:font-size-asian="10pt" style:font-style-asian="normal" style:font-weight-asian="normal" style:font-size-complex="10pt" style:font-style-complex="normal" style:font-weight-complex="normal"/>
    </style:style>
    <style:style style:name="T74" style:family="text">
      <style:text-properties style:text-position="0% 100%" fo:font-size="10pt" fo:font-style="normal" fo:font-weight="normal" officeooo:rsid="0021e191" style:font-size-asian="10pt" style:font-style-asian="normal" style:font-weight-asian="normal" style:font-size-complex="10pt" style:font-style-complex="normal" style:font-weight-complex="normal"/>
    </style:style>
    <style:style style:name="T75" style:family="text">
      <style:text-properties style:text-position="0% 100%" fo:font-size="10pt" fo:font-style="normal" fo:font-weight="normal" officeooo:rsid="0026eada" style:font-size-asian="10pt" style:font-style-asian="normal" style:font-weight-asian="normal" style:font-size-complex="10pt" style:font-style-complex="normal" style:font-weight-complex="normal"/>
    </style:style>
    <style:style style:name="T76" style:family="text">
      <style:text-properties style:text-position="0% 100%" fo:font-size="10pt" fo:font-style="normal" fo:font-weight="normal" officeooo:rsid="004b0d12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style:text-position="0% 100%" fo:font-size="10pt" fo:font-style="normal" fo:font-weight="normal" officeooo:rsid="005038a1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style:text-position="0% 100%" fo:font-size="10pt" fo:font-style="normal" fo:font-weight="normal" officeooo:rsid="002d4c69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style:text-position="0% 100%" fo:font-size="10pt" fo:font-style="normal" fo:font-weight="normal" officeooo:rsid="0008b557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style:text-position="0% 100%" fo:font-size="10pt" fo:font-style="normal" fo:font-weight="normal" officeooo:rsid="001e422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style:text-position="0% 100%" fo:font-size="10pt" fo:font-style="normal" fo:font-weight="normal" officeooo:rsid="0052a18e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82" style:family="text">
      <style:text-properties style:text-position="0% 100%" fo:font-size="10pt" fo:font-style="normal" fo:font-weight="normal" officeooo:rsid="004e7504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83" style:family="text">
      <style:text-properties style:text-position="0% 100%" fo:font-size="10pt" fo:font-style="normal" fo:font-weight="normal" officeooo:rsid="0043ce2b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style:text-position="0% 100%" fo:font-size="10pt" fo:font-style="normal" fo:font-weight="normal" officeooo:rsid="002ca06c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85" style:family="text">
      <style:text-properties style:text-position="0% 100%" fo:font-size="10pt" fo:font-style="normal" fo:font-weight="normal" officeooo:rsid="0046e31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86" style:family="text">
      <style:text-properties style:text-position="0% 100%" fo:font-size="10pt" fo:font-style="normal" fo:font-weight="normal" officeooo:rsid="004e84b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87" style:family="text">
      <style:text-properties style:text-position="0% 100%" fo:font-size="10pt" fo:font-style="normal" fo:font-weight="normal" officeooo:rsid="007ac1e5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88" style:family="text">
      <style:text-properties style:text-position="0% 100%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89" style:family="text">
      <style:text-properties style:text-position="0% 100%" fo:font-size="13pt" fo:font-style="italic" fo:font-weight="bold" officeooo:rsid="0088dbbf" fo:background-color="transparent" loext:char-shading-value="0" style:font-size-asian="13pt" style:font-style-asian="italic" style:font-weight-asian="bold" style:font-size-complex="13pt" style:font-style-complex="italic" style:font-weight-complex="bold"/>
    </style:style>
    <style:style style:name="T90" style:family="text">
      <style:text-properties style:text-position="0% 100%" officeooo:rsid="001e4220"/>
    </style:style>
    <style:style style:name="T91" style:family="text">
      <style:text-properties style:text-position="0% 100%" officeooo:rsid="00585e5b"/>
    </style:style>
    <style:style style:name="T92" style:family="text">
      <style:text-properties style:text-position="0% 100%" officeooo:rsid="0052ff84"/>
    </style:style>
    <style:style style:name="T93" style:family="text">
      <style:text-properties style:text-position="0% 100%" officeooo:rsid="000779be"/>
    </style:style>
    <style:style style:name="T94" style:family="text">
      <style:text-properties fo:font-size="13pt" fo:font-style="italic" fo:font-weight="bold" officeooo:rsid="001ce812" style:font-size-asian="13pt" style:font-style-asian="italic" style:font-weight-asian="bold" style:font-size-complex="13pt" style:font-style-complex="italic" style:font-weight-complex="bold"/>
    </style:style>
    <style:style style:name="T95" style:family="text">
      <style:text-properties fo:font-size="13pt" fo:font-style="italic" fo:font-weight="bold" officeooo:rsid="0029af09" style:font-size-asian="13pt" style:font-style-asian="italic" style:font-weight-asian="bold" style:font-size-complex="13pt" style:font-style-complex="italic" style:font-weight-complex="bold"/>
    </style:style>
    <style:style style:name="T96" style:family="text">
      <style:text-properties fo:font-size="13pt" fo:font-style="italic" fo:font-weight="bold" officeooo:rsid="0088dbbf" style:font-size-asian="13pt" style:font-style-asian="italic" style:font-weight-asian="bold" style:font-size-complex="13pt" style:font-style-complex="italic" style:font-weight-complex="bold"/>
    </style:style>
    <style:style style:name="T97" style:family="text">
      <style:text-properties fo:font-size="13pt" fo:font-style="italic" officeooo:rsid="001ce812" style:font-size-asian="13pt" style:font-style-asian="italic" style:font-size-complex="13pt" style:font-style-complex="italic"/>
    </style:style>
    <style:style style:name="T98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9" style:family="text">
      <style:text-properties fo:font-size="10pt" fo:font-style="normal" fo:font-weight="normal" officeooo:rsid="001ce812" style:font-size-asian="10pt" style:font-style-asian="normal" style:font-weight-asian="normal" style:font-size-complex="10pt" style:font-style-complex="normal" style:font-weight-complex="normal"/>
    </style:style>
    <style:style style:name="T100" style:family="text">
      <style:text-properties fo:font-size="10pt" fo:font-style="normal" fo:font-weight="normal" officeooo:rsid="00846eb6" style:font-size-asian="10pt" style:font-style-asian="normal" style:font-weight-asian="normal" style:font-size-complex="10pt" style:font-style-complex="normal" style:font-weight-complex="normal"/>
    </style:style>
    <style:style style:name="T101" style:family="text">
      <style:text-properties fo:font-size="10pt" fo:font-style="normal" fo:font-weight="normal" officeooo:rsid="007fedb6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fo:font-size="10pt" fo:font-style="normal" fo:font-weight="normal" officeooo:rsid="001e4220" style:font-size-asian="10pt" style:font-style-asian="normal" style:font-weight-asian="normal" style:font-size-complex="10pt" style:font-style-complex="normal" style:font-weight-complex="normal"/>
    </style:style>
    <style:style style:name="T103" style:family="text">
      <style:text-properties fo:font-size="10pt" fo:font-style="normal" fo:font-weight="normal" officeooo:rsid="00430ec0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fo:font-size="10pt" fo:font-style="normal" fo:font-weight="normal" officeooo:rsid="007b4cd3" style:font-size-asian="10pt" style:font-style-asian="normal" style:font-weight-asian="normal" style:font-size-complex="10pt" style:font-style-complex="normal" style:font-weight-complex="normal"/>
    </style:style>
    <style:style style:name="T105" style:family="text">
      <style:text-properties fo:font-size="10pt" fo:font-style="normal" fo:font-weight="normal" officeooo:rsid="006f49fb" style:font-size-asian="10pt" style:font-style-asian="normal" style:font-weight-asian="normal" style:font-size-complex="10pt" style:font-style-complex="normal" style:font-weight-complex="normal"/>
    </style:style>
    <style:style style:name="T106" style:family="text">
      <style:text-properties fo:font-size="10pt" fo:font-style="normal" fo:font-weight="normal" officeooo:rsid="003a63bc" style:font-size-asian="10pt" style:font-style-asian="normal" style:font-weight-asian="normal" style:font-size-complex="10pt" style:font-style-complex="normal" style:font-weight-complex="normal"/>
    </style:style>
    <style:style style:name="T107" style:family="text">
      <style:text-properties fo:font-size="10pt" fo:font-style="normal" fo:font-weight="normal" officeooo:rsid="007118bd" style:font-size-asian="10pt" style:font-style-asian="normal" style:font-weight-asian="normal" style:font-size-complex="10pt" style:font-style-complex="normal" style:font-weight-complex="normal"/>
    </style:style>
    <style:style style:name="T108" style:family="text">
      <style:text-properties fo:font-size="10pt" fo:font-style="normal" fo:font-weight="normal" officeooo:rsid="008e2fcb" style:font-size-asian="10pt" style:font-style-asian="normal" style:font-weight-asian="normal" style:font-size-complex="10pt" style:font-style-complex="normal" style:font-weight-complex="normal"/>
    </style:style>
    <style:style style:name="T109" style:family="text">
      <style:text-properties fo:font-size="10pt" fo:font-style="normal" fo:font-weight="normal" officeooo:rsid="0019b343" style:font-size-asian="10pt" style:font-style-asian="normal" style:font-weight-asian="normal" style:font-size-complex="10pt" style:font-style-complex="normal" style:font-weight-complex="normal"/>
    </style:style>
    <style:style style:name="T110" style:family="text">
      <style:text-properties fo:font-size="10pt" fo:font-style="normal" fo:font-weight="normal" officeooo:rsid="003ccd98" style:font-size-asian="10pt" style:font-style-asian="normal" style:font-weight-asian="normal" style:font-size-complex="10pt" style:font-style-complex="normal" style:font-weight-complex="normal"/>
    </style:style>
    <style:style style:name="T111" style:family="text">
      <style:text-properties fo:font-size="10pt" fo:font-style="normal" fo:font-weight="normal" officeooo:rsid="003e8c92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fo:font-size="10pt" fo:font-style="normal" fo:font-weight="normal" officeooo:rsid="00400716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fo:font-size="10pt" fo:font-style="normal" fo:font-weight="normal" officeooo:rsid="0040caad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fo:font-size="10pt" fo:font-style="normal" fo:font-weight="normal" officeooo:rsid="0046bb1c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fo:font-size="10pt" fo:font-style="normal" fo:font-weight="normal" officeooo:rsid="0021e191" style:font-size-asian="8.75pt" style:font-style-asian="normal" style:font-weight-asian="normal" style:font-size-complex="10pt" style:font-style-complex="normal" style:font-weight-complex="normal"/>
    </style:style>
    <style:style style:name="T116" style:family="text">
      <style:text-properties fo:color="#b2b2b2" officeooo:rsid="000a7d16"/>
    </style:style>
    <style:style style:name="T117" style:family="text">
      <style:text-properties fo:color="#b2b2b2" style:text-position="0% 100%" fo:font-size="10pt" fo:font-style="normal" fo:font-weight="normal" officeooo:rsid="002d4c69" style:font-size-asian="10pt" style:font-style-asian="normal" style:font-weight-asian="normal" style:font-size-complex="10pt" style:font-style-complex="normal" style:font-weight-complex="normal"/>
    </style:style>
    <style:style style:name="T118" style:family="text">
      <style:text-properties officeooo:rsid="001e4220"/>
    </style:style>
    <style:style style:name="T119" style:family="text">
      <style:text-properties officeooo:rsid="007f00d6"/>
    </style:style>
    <style:style style:name="T120" style:family="text">
      <style:text-properties style:use-window-font-color="true" style:text-position="0% 100%" fo:font-style="normal" fo:font-weight="normal" officeooo:rsid="0040caad" fo:background-color="transparent" loext:char-shading-value="0" style:font-style-asian="normal" style:font-weight-asian="normal" style:font-style-complex="normal" style:font-weight-complex="normal"/>
    </style:style>
    <style:style style:name="T121" style:family="text">
      <style:text-properties style:use-window-font-color="true" style:text-position="0% 100%" fo:font-style="normal" fo:font-weight="normal" officeooo:rsid="008e2fcb" fo:background-color="transparent" loext:char-shading-value="0" style:font-style-asian="normal" style:font-weight-asian="normal" style:font-style-complex="normal" style:font-weight-complex="normal"/>
    </style:style>
    <style:style style:name="T122" style:family="text">
      <style:text-properties style:use-window-font-color="true" style:text-position="0% 100%" style:font-name="Liberation Mono" fo:font-size="10pt" fo:font-style="normal" fo:font-weight="normal" officeooo:rsid="000a7d16" fo:background-color="#ffffff" loext:char-shading-value="0" style:font-name-asian="Nimbus Mono L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23" style:family="text">
      <style:text-properties style:use-window-font-color="true" style:text-position="0% 100%" style:font-name="Liberation Mono" fo:font-size="10pt" fo:font-style="normal" fo:font-weight="normal" officeooo:rsid="00207b72" fo:background-color="#ffffff" loext:char-shading-value="0" style:font-name-asian="Nimbus Mono L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24" style:family="text">
      <style:text-properties style:use-window-font-color="true" officeooo:rsid="000a7d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yntactic Transformation To Monadic Form</text:p>
      <text:p text:style-name="P10"/>
      <text:p text:style-name="P10"/>
      <text:list xml:id="list7886163590386473033" text:style-name="L1">
        <text:list-item>
          <text:p text:style-name="P51">Expressions:</text:p>
        </text:list-item>
      </text:list>
      <text:p text:style-name="P23"/>
      <text:p text:style-name="P23"/>
      <text:p text:style-name="P7"><text:span text:style-name="T34"><text:s text:c="3"/>------ </text:span><text:span text:style-name="T38">exp</text:span><text:span text:style-name="T35"> -------</text:span></text:p>
      <text:list xml:id="list112606830584582" text:continue-numbering="true" text:style-name="L1">
        <text:list-header>
          <text:p text:style-name="P51"><text:s/></text:p>
        </text:list-header>
      </text:list>
      <text:p text:style-name="P9"><text:span text:style-name="T118">desugar</text:span><text:span text:style-name="T31">&lt;exp&gt; </text:span><text:span text:style-name="T90">:: </text:span><text:span text:style-name="T91">E</text:span><text:span text:style-name="T92">xp → </text:span><text:span text:style-name="T93">Exp</text:span></text:p>
      <text:p text:style-name="P18"><text:s/></text:p>
      <text:p text:style-name="P18"/>
      <text:p text:style-name="P2"><text:span text:style-name="T35">desugar</text:span><text:span text:style-name="T5">&lt;exp&gt; </text:span><text:span text:style-name="T36">exp = </text:span><text:span text:style-name="T35">desugar</text:span><text:span text:style-name="T5">&lt;</text:span><text:span text:style-name="T3">l</text:span><text:span text:style-name="T5">exp&gt; </text:span><text:span text:style-name="T36">exp </text:span><text:span text:style-name="T120">&gt;&gt;= \h -&gt; </text:span><text:span text:style-name="T121">return </text:span><text:span text:style-name="T120">h</text:span><text:span text:style-name="T121"> </text:span></text:p>
      <text:p text:style-name="P20"/>
      <text:p text:style-name="P20"/>
      <text:p text:style-name="P1"><text:span text:style-name="T37"><text:s text:c="3"/>------- </text:span><text:span text:style-name="T38">lexp</text:span><text:span text:style-name="T35"> -------</text:span></text:p>
      <text:p text:style-name="P19"/>
      <text:p text:style-name="P39"><text:span text:style-name="T50">desugar</text:span><text:span text:style-name="T9">&lt;</text:span><text:span text:style-name="T10">l</text:span><text:span text:style-name="T9">exp&gt; </text:span><text:span text:style-name="T50">:: </text:span><text:span text:style-name="T51">E</text:span><text:span text:style-name="T52">xp → </text:span><text:span text:style-name="T53">Exp</text:span><text:span text:style-name="T97"> </text:span></text:p>
      <text:p text:style-name="P21"/>
      <text:p text:style-name="P21"/>
      <text:p text:style-name="P37"/>
      <text:p text:style-name="P34"><text:span text:style-name="T94"><text:s text:c="2"/></text:span><text:span text:style-name="T99">-------</text:span><text:span text:style-name="T106">l</text:span><text:span text:style-name="T101">exp:</text:span><text:span text:style-name="T99"> </text:span><text:span text:style-name="T103">fexp</text:span><text:span text:style-name="T102"> -------</text:span></text:p>
      <text:p text:style-name="P4"/>
      <text:p text:style-name="P4"/>
      <text:p text:style-name="P24"><text:span text:style-name="T118"><text:s/>desugar</text:span><text:span text:style-name="T31">&lt;</text:span><text:span text:style-name="T32">l</text:span><text:span text:style-name="T31">exp&gt; </text:span><text:span text:style-name="T119">fexp = desugar</text:span><text:span text:style-name="T31">&lt;</text:span><text:span text:style-name="T33">f</text:span><text:span text:style-name="T31">exp&gt; </text:span><text:span text:style-name="T119">fexp</text:span><text:span text:style-name="T31"> </text:span></text:p>
      <text:p text:style-name="P22"/>
      <text:p text:style-name="P22"/>
      <text:p text:style-name="P32"><text:span text:style-name="T94"><text:s text:c="2"/></text:span><text:span text:style-name="T99">------- </text:span><text:span text:style-name="T103">fexp</text:span><text:span text:style-name="T102"> -------</text:span></text:p>
      <text:p text:style-name="P6"/>
      <text:p text:style-name="P40"><text:span text:style-name="T55">d</text:span><text:span text:style-name="T59">esugar</text:span><text:span text:style-name="T15">&lt;</text:span><text:span text:style-name="T14">f</text:span><text:span text:style-name="T15">exp&gt; <text:s/></text:span><text:span text:style-name="T64">aexp = <text:s/></text:span><text:span text:style-name="T59">desugar</text:span><text:span text:style-name="T15">&lt;aexp&gt; </text:span><text:span text:style-name="T59">aexp </text:span></text:p>
      <text:p text:style-name="P41"/>
      <text:p text:style-name="P45"><text:span text:style-name="T102">d</text:span><text:span text:style-name="T107">esugar</text:span><text:span text:style-name="T15">&lt;</text:span><text:span text:style-name="T14">f</text:span><text:span text:style-name="T15">exp&gt; <text:s/></text:span><text:span text:style-name="T110">(f</text:span><text:span text:style-name="T108">exp </text:span><text:span text:style-name="T110">literal)</text:span><text:span text:style-name="T108"> = </text:span><text:span text:style-name="T107">desugar</text:span><text:span text:style-name="T15">&lt;</text:span><text:span text:style-name="T23">l</text:span><text:span text:style-name="T15">exp&gt; </text:span><text:span text:style-name="T110">fexp literal </text:span><text:span text:style-name="T114">&gt;&gt;= \g</text:span><text:span text:style-name="T24">i</text:span><text:span text:style-name="T114"> → g</text:span><text:span text:style-name="T24">i</text:span></text:p>
      <text:p text:style-name="P42"/>
      <text:p text:style-name="P46"><text:span text:style-name="T102">d</text:span><text:span text:style-name="T107">esugar</text:span><text:span text:style-name="T15">&lt;</text:span><text:span text:style-name="T14">f</text:span><text:span text:style-name="T15">exp&gt; <text:s/></text:span><text:span text:style-name="T110">(f</text:span><text:span text:style-name="T108">exp </text:span><text:span text:style-name="T110">qvar)</text:span><text:span text:style-name="T108"> = </text:span><text:span text:style-name="T109"><text:s/></text:span><text:span text:style-name="T107">desugar</text:span><text:span text:style-name="T15">&lt;</text:span><text:span text:style-name="T23">l</text:span><text:span text:style-name="T15">exp&gt; </text:span><text:span text:style-name="T110">fexp</text:span><text:span text:style-name="T113"> qvar &gt;&gt;= </text:span><text:span text:style-name="T112">\</text:span><text:span text:style-name="T113">g</text:span><text:span text:style-name="T24">i</text:span><text:span text:style-name="T112"> → </text:span><text:span text:style-name="T113">g</text:span><text:span text:style-name="T24">i</text:span></text:p>
      <text:p text:style-name="P42"/>
      <text:p text:style-name="P46"><text:span text:style-name="T102">d</text:span><text:span text:style-name="T107">esugar</text:span><text:span text:style-name="T15">&lt;</text:span><text:span text:style-name="T14">f</text:span><text:span text:style-name="T15">exp&gt; <text:s/></text:span><text:span text:style-name="T110">(f</text:span><text:span text:style-name="T108">exp </text:span><text:span text:style-name="T111">gcon</text:span><text:span text:style-name="T110">)</text:span><text:span text:style-name="T108"> = </text:span><text:span text:style-name="T109"><text:s/></text:span><text:span text:style-name="T107">desugar</text:span><text:span text:style-name="T15">&lt;</text:span><text:span text:style-name="T23">l</text:span><text:span text:style-name="T15">exp&gt; </text:span><text:span text:style-name="T110">fexp </text:span><text:span text:style-name="T111">gcon </text:span><text:span text:style-name="T114">&gt;&gt;= \g</text:span><text:span text:style-name="T24">i</text:span><text:span text:style-name="T114"> → g</text:span><text:span text:style-name="T24">i</text:span></text:p>
      <text:p text:style-name="P27"/>
      <text:p text:style-name="P33"><text:span text:style-name="T102">d</text:span><text:span text:style-name="T98">esugar</text:span><text:span text:style-name="T11">&lt;</text:span><text:span text:style-name="T14">f</text:span><text:span text:style-name="T11">exp&gt; </text:span><text:span text:style-name="T54">(fexp </text:span><text:span text:style-name="T72">(exp)</text:span><text:span text:style-name="T54">)= </text:span><text:span text:style-name="T15"><text:s/></text:span><text:span text:style-name="T59">desugar</text:span><text:span text:style-name="T15">&lt;</text:span><text:span text:style-name="T23">l</text:span><text:span text:style-name="T15">exp&gt;</text:span><text:span text:style-name="T59"> fexp </text:span><text:span text:style-name="T61">exp</text:span><text:span text:style-name="T59"> </text:span><text:span text:style-name="T60">&gt;&gt;= \</text:span><text:span text:style-name="T76">e</text:span><text:span text:style-name="T60">x</text:span><text:span text:style-name="T24">i</text:span><text:span text:style-name="T60"> → </text:span><text:span text:style-name="T76">e</text:span><text:span text:style-name="T71">x</text:span><text:span text:style-name="T24">i</text:span></text:p>
      <text:p text:style-name="P29"/>
      <text:p text:style-name="P17"><text:span text:style-name="T102">d</text:span><text:span text:style-name="T105">esugar</text:span><text:span text:style-name="T22">&lt;</text:span><text:span text:style-name="T14">f</text:span><text:span text:style-name="T22">exp&gt; </text:span><text:span text:style-name="T73">(fexp </text:span><text:span text:style-name="T55">(</text:span><text:span text:style-name="T62">exp1,…, exp</text:span><text:span text:style-name="T16">k</text:span><text:span text:style-name="T55">)</text:span><text:span text:style-name="T73">)= </text:span><text:span text:style-name="T59">desugar</text:span><text:span text:style-name="T15">&lt;</text:span><text:span text:style-name="T23">l</text:span><text:span text:style-name="T15">exp&gt;</text:span><text:span text:style-name="T59"> fexp </text:span><text:span text:style-name="T55">(</text:span><text:span text:style-name="T62">exp1,…, exp</text:span><text:span text:style-name="T16">k</text:span><text:span text:style-name="T55">)</text:span><text:span text:style-name="T59"> </text:span><text:span text:style-name="T60">&gt;&gt;= </text:span></text:p>
      <text:p text:style-name="P17"><text:span text:style-name="T60"><text:s text:c="46"/>\</text:span><text:span text:style-name="T75">tuple</text:span><text:span text:style-name="T18"> </text:span><text:span text:style-name="T60">→ </text:span><text:span text:style-name="T75">tuple</text:span></text:p>
      <text:p text:style-name="P30"/>
      <text:p text:style-name="P17"><text:span text:style-name="T102">d</text:span><text:span text:style-name="T105">esugar</text:span><text:span text:style-name="T22">&lt;</text:span><text:span text:style-name="T14">f</text:span><text:span text:style-name="T22">exp&gt; </text:span><text:span text:style-name="T73">(fexp </text:span><text:span text:style-name="T74">[</text:span><text:span text:style-name="T62">exp1,…, exp</text:span><text:span text:style-name="T16">k</text:span><text:span text:style-name="T74">]</text:span><text:span text:style-name="T73">)= </text:span><text:span text:style-name="T59">desugar</text:span><text:span text:style-name="T15">&lt;</text:span><text:span text:style-name="T23">l</text:span><text:span text:style-name="T15">exp&gt;</text:span><text:span text:style-name="T59"> fexp</text:span><text:span text:style-name="T15"> </text:span><text:span text:style-name="T74">[</text:span><text:span text:style-name="T62">exp1,…, exp</text:span><text:span text:style-name="T16">k</text:span><text:span text:style-name="T74">]</text:span><text:span text:style-name="T59"> </text:span><text:span text:style-name="T60">&gt;&gt;=</text:span></text:p>
      <text:p text:style-name="P17"><text:span text:style-name="T60"><text:s text:c="46"/>\</text:span><text:span text:style-name="T75">list</text:span><text:span text:style-name="T18"> </text:span><text:span text:style-name="T60">→ </text:span><text:span text:style-name="T75">list</text:span></text:p>
      <text:p text:style-name="P26"/>
      <text:p text:style-name="P16"/>
      <text:p text:style-name="P15"><text:span text:style-name="T98"><text:s text:c="2"/>------- </text:span><text:span text:style-name="T104">a</text:span><text:span text:style-name="T103">exp</text:span><text:span text:style-name="T102"> -------</text:span></text:p>
      <text:p text:style-name="P15"/>
      <text:p text:style-name="P32"><text:span text:style-name="T102">desugar</text:span><text:span text:style-name="T12">&lt;</text:span><text:span text:style-name="T19">a</text:span><text:span text:style-name="T12">exp&gt;</text:span><text:span text:style-name="T55"> </text:span><text:span text:style-name="T65">literal</text:span><text:span text:style-name="T55"> </text:span><text:span text:style-name="T65">= literal</text:span></text:p>
      <text:p text:style-name="P28"/>
      <text:p text:style-name="P32"><text:span text:style-name="T55">desugar</text:span><text:span text:style-name="T12">&lt;</text:span><text:span text:style-name="T19">a</text:span><text:span text:style-name="T12">exp&gt;</text:span><text:span text:style-name="T55"> </text:span><text:span text:style-name="T66">qvar</text:span><text:span text:style-name="T55"> </text:span><text:span text:style-name="T65">= </text:span><text:span text:style-name="T66">qvar</text:span></text:p>
      <text:p text:style-name="P28"/>
      <text:p text:style-name="P32"><text:span text:style-name="T55">desugar</text:span><text:span text:style-name="T12">&lt;</text:span><text:span text:style-name="T19">a</text:span><text:span text:style-name="T12">exp&gt;</text:span><text:span text:style-name="T55"> </text:span><text:span text:style-name="T67">gcon</text:span><text:span text:style-name="T55"> </text:span><text:span text:style-name="T65">= </text:span><text:span text:style-name="T67">gcon</text:span></text:p>
      <text:p text:style-name="P28"/>
      <text:p text:style-name="P32"><text:span text:style-name="T55">desugar</text:span><text:span text:style-name="T12">&lt;</text:span><text:span text:style-name="T19">a</text:span><text:span text:style-name="T12">exp&gt;</text:span><text:span text:style-name="T55"> (</text:span><text:span text:style-name="T68">exp</text:span><text:span text:style-name="T55">) </text:span><text:span text:style-name="T65">= </text:span><text:span text:style-name="T96"><text:s/></text:span><text:span text:style-name="T115">(</text:span><text:span text:style-name="T55">desugar</text:span><text:span text:style-name="T12">&lt;</text:span><text:span text:style-name="T20">l</text:span><text:span text:style-name="T12">exp&gt;</text:span><text:span text:style-name="T55"> </text:span><text:span text:style-name="T68">exp</text:span><text:span text:style-name="T74">)</text:span></text:p>
      <text:p text:style-name="P15"/>
      <text:p text:style-name="P32"><text:span text:style-name="T55">desugar</text:span><text:span text:style-name="T12">&lt;</text:span><text:span text:style-name="T19">a</text:span><text:span text:style-name="T12">exp&gt;</text:span><text:span text:style-name="T55"> (</text:span><text:span text:style-name="T62">exp1,…, exp</text:span><text:span text:style-name="T16">k</text:span><text:span text:style-name="T55">) </text:span><text:span text:style-name="T65">= </text:span><text:span text:style-name="T70">(</text:span><text:span text:style-name="T55">desugar</text:span><text:span text:style-name="T12">&lt;</text:span><text:span text:style-name="T20">l</text:span><text:span text:style-name="T12">exp&gt;</text:span><text:span text:style-name="T55"> </text:span><text:span text:style-name="T68">exp</text:span><text:span text:style-name="T17">1</text:span><text:span text:style-name="T63">, … , </text:span><text:span text:style-name="T55">desugar</text:span><text:span text:style-name="T12">&lt;</text:span><text:span text:style-name="T20">l</text:span><text:span text:style-name="T12">exp&gt;</text:span><text:span text:style-name="T55"> </text:span><text:span text:style-name="T68">exp</text:span><text:span text:style-name="T21">k</text:span><text:span text:style-name="T70">)</text:span><text:span text:style-name="T69"> <text:s text:c="4"/></text:span></text:p>
      <text:p text:style-name="P15"><text:s text:c="36"/></text:p>
      <text:p text:style-name="P36"><text:span text:style-name="T80">desugar</text:span><text:span text:style-name="T25">&lt;</text:span><text:span text:style-name="T26">a</text:span><text:span text:style-name="T25">exp&gt;</text:span><text:span text:style-name="T80"> </text:span><text:span text:style-name="T81">[</text:span><text:span text:style-name="T82">exp1,…, exp</text:span><text:span text:style-name="T27">k</text:span><text:span text:style-name="T81">]</text:span><text:span text:style-name="T80"> </text:span><text:span text:style-name="T83">= </text:span><text:span text:style-name="T89"><text:s/></text:span><text:span text:style-name="T84">[</text:span><text:span text:style-name="T80">desugar</text:span><text:span text:style-name="T25">&lt;</text:span><text:span text:style-name="T28">l</text:span><text:span text:style-name="T25">exp&gt;</text:span><text:span text:style-name="T80"> </text:span><text:span text:style-name="T85">exp</text:span><text:span text:style-name="T29">1</text:span><text:span text:style-name="T86">, … ,</text:span><text:span text:style-name="T29"> </text:span><text:span text:style-name="T80">desugar</text:span><text:span text:style-name="T25">&lt;</text:span><text:span text:style-name="T28">l</text:span><text:span text:style-name="T25">exp&gt;</text:span><text:span text:style-name="T80"> </text:span><text:span text:style-name="T85">exp</text:span><text:span text:style-name="T30">k</text:span><text:span text:style-name="T87"> </text:span><text:span text:style-name="T84">]</text:span></text:p>
      <text:p text:style-name="P12"><text:soft-page-break/></text:p>
      <text:p text:style-name="P35"><text:span text:style-name="T94"><text:s text:c="2"/></text:span><text:span text:style-name="T99">-------</text:span><text:span text:style-name="T100">l</text:span><text:span text:style-name="T101">exp:</text:span><text:span text:style-name="T99"> </text:span><text:span text:style-name="T102">let decls in exp -------</text:span></text:p>
      <text:p text:style-name="P5"/>
      <text:p text:style-name="P5"><text:tab/></text:p>
      <text:p text:style-name="P8"><text:span text:style-name="T1">desugar</text:span><text:span text:style-name="T2">&lt;</text:span><text:span text:style-name="T3">l</text:span><text:span text:style-name="T2">exp&gt;</text:span><text:span text:style-name="T34"> (let decls in exp) = desugar</text:span><text:span text:style-name="T2">&lt;dcl</text:span><text:span text:style-name="T4">r</text:span><text:span text:style-name="T2">s&gt; </text:span><text:span text:style-name="T34">decls exp</text:span></text:p>
      <text:p text:style-name="P14"/>
      <text:p text:style-name="P14"/>
      <text:p text:style-name="P14"/>
      <text:p text:style-name="P14"/>
      <text:list xml:id="list2850133165110761334" text:style-name="L2">
        <text:list-item>
          <text:p text:style-name="P52">Declarations</text:p>
        </text:list-item>
      </text:list>
      <text:p text:style-name="P14"/>
      <text:p text:style-name="P14"/>
      <text:p text:style-name="P3"><text:span text:style-name="T37"><text:s text:c="2"/>------- <text:s/></text:span><text:span text:style-name="T39">dclrs </text:span><text:span text:style-name="T34">-------</text:span></text:p>
      <text:p text:style-name="P53"/>
      <text:p text:style-name="P49"><text:span text:style-name="T46"><text:s text:c="4"/>desugar</text:span><text:span text:style-name="T6">&lt;dcl</text:span><text:span text:style-name="T7">r</text:span><text:span text:style-name="T8">s</text:span><text:span text:style-name="T6">&gt; :: </text:span><text:span text:style-name="T47">D</text:span><text:span text:style-name="T48">clr</text:span><text:span text:style-name="T49">s</text:span><text:span text:style-name="T48"> → </text:span><text:span text:style-name="T49">Exp</text:span><text:span text:style-name="T48"> </text:span></text:p>
      <text:p text:style-name="P25"><text:span text:style-name="T124"><text:s text:c="2"/></text:span><text:span text:style-name="T116"><text:s text:c="6"/></text:span></text:p>
      <text:p text:style-name="P47"><text:span text:style-name="T88"><text:s text:c="3"/></text:span><text:span text:style-name="T34">desugar</text:span><text:span text:style-name="T2">&lt;dcl</text:span><text:span text:style-name="T4">r</text:span><text:span text:style-name="T2">s&gt; </text:span><text:span text:style-name="T40">(dclr1; … ; dclrn) = desugar</text:span><text:span text:style-name="T4">&lt;dclr&gt; </text:span><text:span text:style-name="T41">declr1 </text:span><text:span text:style-name="T44"><text:s/></text:span><text:span text:style-name="T41">… <text:s/></text:span><text:span text:style-name="T44"><text:s/></text:span><text:span text:style-name="T40">desugar</text:span><text:span text:style-name="T4">&lt;dclr&gt; </text:span><text:span text:style-name="T41">declr</text:span><text:span text:style-name="T42">n</text:span></text:p>
      <text:p text:style-name="P47"><text:span text:style-name="T40"><text:s text:c="26"/></text:span><text:span text:style-name="T43">| <text:s/>(;) = </text:span><text:span text:style-name="T45">\_ -&gt;</text:span><text:span text:style-name="T44"> </text:span></text:p>
      <text:p text:style-name="P43"/>
      <text:p text:style-name="P43"/>
      <text:p text:style-name="P43"/>
      <text:p text:style-name="P43"/>
      <text:p text:style-name="P48"><text:span text:style-name="T37"><text:s text:c="3"/>------- <text:s/></text:span><text:span text:style-name="T39">dclr </text:span><text:span text:style-name="T43">-------</text:span></text:p>
      <text:p text:style-name="P54"/>
      <text:p text:style-name="P44"/>
      <text:p text:style-name="P50"><text:span text:style-name="T102"><text:s text:c="5"/></text:span><text:span text:style-name="T55">desugar</text:span><text:span text:style-name="T12">&lt;dcl</text:span><text:span text:style-name="T13">r</text:span><text:span text:style-name="T12">&gt; <text:s/></text:span><text:span text:style-name="T56">(funlhs | pat) </text:span><text:span text:style-name="T77">(= exp) </text:span><text:span text:style-name="T57">= <text:s/></text:span><text:span text:style-name="T78">exp </text:span><text:span text:style-name="T79">&gt;&gt;= \</text:span><text:span text:style-name="T58">(funlhs | pat) -</text:span><text:span text:style-name="T77">&gt;</text:span><text:span text:style-name="T95"> </text:span></text:p>
      <text:p text:style-name="P38"/>
      <text:p text:style-name="P38"/>
      <text:p text:style-name="P38"/>
      <text:p text:style-name="P13"><text:span text:style-name="T122"><text:s/></text:span><text:span text:style-name="T123"><text:s/></text:span><text:span text:style-name="T117"><text:s/></text:span><text:s text:c="37"/></text:p>
      <text:p text:style-name="P11"/>
      <text:p text:style-name="P1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4T11:26:05.590467858</dc:date>
    <meta:editing-duration>PT5H3M52S</meta:editing-duration>
    <meta:editing-cycles>69</meta:editing-cycles>
    <meta:generator>LibreOffice/5.1.6.2$Linux_X86_64 LibreOffice_project/10m0$Build-2</meta:generator>
    <meta:document-statistic meta:table-count="0" meta:image-count="0" meta:object-count="0" meta:page-count="2" meta:paragraph-count="41" meta:word-count="217" meta:character-count="1655" meta:non-whitespace-character-count="1210"/>
  </office:meta>
</office:document-meta>
</file>